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paragraph-rsid="001f9d9c"/>
    </style:style>
    <style:style style:name="P2" style:family="paragraph" style:parent-style-name="Text_20_body" style:list-style-name="L1">
      <style:paragraph-properties fo:text-align="justify" style:justify-single-word="false"/>
      <style:text-properties fo:font-weight="bold" officeooo:paragraph-rsid="001f9d9c" style:font-weight-asian="bold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fo:font-weight="bold" officeooo:paragraph-rsid="00206ca5" style:font-weight-asian="bold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f9d9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06ca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09e7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1c587" style:font-style-asian="normal" style:font-weight-asian="normal" style:font-style-complex="normal" style:font-weight-complex="normal"/>
    </style:style>
    <style:style style:name="T7" style:family="text">
      <style:text-properties fo:font-style="normal" officeooo:rsid="001f9d9c" style:font-style-asian="normal" style:font-style-complex="normal"/>
    </style:style>
    <style:style style:name="T8" style:family="text">
      <style:text-properties fo:font-style="normal" officeooo:rsid="0019783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296742" text:style-name="L1">
        <text:list-item>
          <text:p text:style-name="P1"><text:span text:style-name="T1">usabilità:</text:span><text:span text:style-name="T2"> </text:span><text:span text:style-name="T3">il sistema deve seguire </text:span><text:span text:style-name="T6">i canoni tipici di un buon sistema User-friendly</text:span><text:span text:style-name="T3"> attraverso interfacce chiare e funzionalità ben distribuite ed </text:span><text:span text:style-name="T6">accompagnate da eventuali aiuti alla compilazione attraverso esempi</text:span><text:span text:style-name="T3">, mettendo in evidenza i punti fondamentali specificando i campi obbligatori e visualizzando messaggi di errore in caso di </text:span><text:span text:style-name="T6">inserimento di dati</text:span><text:span text:style-name="T3"> errat</text:span><text:span text:style-name="T6">i</text:span><text:span text:style-name="T3"> o non autorizzat</text:span><text:span text:style-name="T6">i</text:span><text:span text:style-name="T3">;</text:span></text:p>
        </text:list-item>
        <text:list-item>
          <text:p text:style-name="P1"><text:span text:style-name="T1">performance:</text:span><text:span text:style-name="T2"> </text:span><text:span text:style-name="T3">la risposta del sistema dev'essere rapida </text:span><text:span text:style-name="T6">ed efficace</text:span><text:span text:style-name="T3">, al fine di evitare problemi dovuti ad un apparente stato di fermo del sistema </text:span><text:span text:style-name="T5">e per permettere all'utente di usufruire il prima possibile del servizio richiesto</text:span><text:span text:style-name="T3">;</text:span></text:p>
        </text:list-item>
        <text:list-item>
          <text:p text:style-name="P2"><text:span text:style-name="T7">affidabilità:</text:span><text:span text:style-name="T3"> il sistema deve </text:span><text:span text:style-name="T5">garantire il corretto inserimento dei dati richiesti e il corretto trasferimento via rete</text:span><text:span text:style-name="T3">; può tollerare </text:span><text:span text:style-name="T6">eventuali crash relativi a perdita di connessione durante la compilazione</text:span><text:span text:style-name="T3">;</text:span></text:p>
        </text:list-item>
        <text:list-item>
          <text:p text:style-name="P3"><text:span text:style-name="T7">sicurezza </text:span><text:span text:style-name="T8">e </text:span><text:span text:style-name="T7">tutela degli aspetti legali:</text:span><text:span text:style-name="T3"> </text:span><text:span text:style-name="T5">Il </text:span><text:span text:style-name="T4">sistema </text:span><text:span text:style-name="T5">deve garantire la corretta memorizzazione</text:span><text:span text:style-name="T4"> <text:s/></text:span><text:span text:style-name="T5">delle informazioni ricevute</text:span><text:span text:style-name="T4"> al fine di evitare la perdita dei dati, al fine di rispettare anche gli aspetti legali </text:span><text:span text:style-name="T6">richiesti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1:37:47</meta:creation-date>
    <dc:date>2012-10-21T18:28:18.48</dc:date>
    <meta:editing-duration>PT9M28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4" meta:word-count="155" meta:character-count="1044" meta:non-whitespace-character-count="896"/>
  </office:meta>
</office:document-meta>
</file>